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13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8708928269309808" text:style-name="L1">
        <text:list-item>
          <text:p text:style-name="P3">¿Que se logro hacer durante esta semana?</text:p>
          <text:p text:style-name="P3"/>
        </text:list-item>
      </text:list>
      <text:p text:style-name="P1"><text:tab/>Durante esta semana logramos cumplir las siguientes tareas :</text:p>
      <text:list xml:id="list7863864920288289530" text:style-name="L2">
        <text:list-item>
          <text:p text:style-name="P4">Comenzamos a implementar el modelo en Backend junto a su persistencia en la base de datos</text:p>
        </text:list-item>
        <text:list-item>
          <text:p text:style-name="P4">Comenzamos a desarrollar los controladores utilizando Flask, probando POSTs y GETs simulando los casos de uso contra el cliente</text:p>
        </text:list-item>
        <text:list-item>
          <text:p text:style-name="P4">Envio de Json y Vistas (Con estilos) de Servidor a Cliente</text:p>
        </text:list-item>
        <text:list-item>
          <text:p text:style-name="P4">Comenzamos del editor de mapas del juego Laberinto</text:p>
        </text:list-item>
        <text:list-item>
          <text:p text:style-name="P4">Agregamos los siguientes bloques al juego Laberinto :</text:p>
        </text:list-item>
      </text:list>
      <text:list xml:id="list1117602900743736921" text:style-name="L4">
        <text:list-item>
          <text:p text:style-name="P6">“Hacer hasta el final” (Hacer hasta ganar o perder)</text:p>
        </text:list-item>
        <text:list-item>
          <text:p text:style-name="P6">“Si hay [Camino/Pared] delante Hacer” (If-then)</text:p>
        </text:list-item>
        <text:list-item>
          <text:p text:style-name="P6">“Si hay [Camino/Pared] delante Hacer - Sino” (If-then-else)</text:p>
        </text:list-item>
      </text:list>
      <text:p text:style-name="P1"/>
      <text:list xml:id="list7515800829112525586" text:style-name="L13">
        <text:list-item>
          <text:p text:style-name="P7">Reforzamos el workflow del juego Laberinto, asi como tambien corregimos algunos bugs</text:p>
        </text:list-item>
      </text:list>
      <text:p text:style-name="P1"/>
      <text:list xml:id="list22746018" text:continue-list="list7968708928269309808" text:style-name="L1">
        <text:list-item>
          <text:p text:style-name="P3">¿Que dificultades tuvieron?</text:p>
        </text:list-item>
      </text:list>
      <text:p text:style-name="P1"><text:tab/></text:p>
      <text:p text:style-name="P1"><text:tab/>Restricciones de tiempo y la exploracion de tecnologias nuevas (Flask) asi como adaptacion <text:tab/>del equipo a determinadas caracteristicas del framework (Phaser)</text:p>
      <text:p text:style-name="P1"/>
      <text:list xml:id="list22753540" text:continue-numbering="true" text:style-name="L1">
        <text:list-item>
          <text:p text:style-name="P3">¿Que planifican hacer la proxima semana?</text:p>
        </text:list-item>
      </text:list>
      <text:p text:style-name="P1"><text:tab/></text:p>
      <text:p text:style-name="P1"><text:tab/>Terminar el juego Laberinto y su editor de mapas. </text:p>
      <text:p text:style-name="P1"><text:tab/>Concretar los controladores para poder empezar a probar casos de uso reales</text:p>
      <text:p text:style-name="P1"><text:tab/>Terminar o tener muy avanzado el modelo y persistencia</text:p>
      <text:p text:style-name="P1"><text:tab/>Comenzar a construir vistas de usuario/docente/cursos</text:p>
      <text:list xml:id="list2489858469203385922" text:style-name="L3">
        <text:list-header>
          <text:p text:style-name="P5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10T22:16:59.82</meta:creation-date>
    <dc:date>2018-10-02T02:54:00.21</dc:date>
    <dc:creator>Martín Rios</dc:creator>
    <meta:editing-duration>PT1H13M40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20" meta:word-count="194" meta:character-count="1199"/>
  </office:meta>
</office:document-meta>
</file>